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35cm solid #000000"/>
    </style:style>
    <style:style style:name="Table2" style:family="table">
      <style:table-properties style:width="16.805cm" table:align="margins"/>
    </style:style>
    <style:style style:name="Table2.A" style:family="table-column">
      <style:table-column-properties style:column-width="16.805cm" style:rel-column-width="65535*"/>
    </style:style>
    <style:style style:name="Table2.A1" style:family="table-cell">
      <style:table-cell-properties fo:padding="0.097cm" fo:border="0.035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header-rows>
                  <table:table-row>
                    <table:table-cell table:style-name="Table2.A1" office:value-type="string">
                      <text:p text:style-name="Table_20_Contents">Two borders around this table cell (saved with SRC680m95)</text:p>
                    </table:table-cell>
                  </table:table-row>
                </table:table-header-rows>
              </table:table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95$Build-8900</meta:generator>
    <meta:initial-creator>Xevi Serrats</meta:initial-creator>
    <meta:creation-date>2005-03-08T18:24:46</meta:creation-date>
    <dc:creator>Jörg Sievers</dc:creator>
    <dc:date>2005-04-21T15:00:56</dc:date>
    <dc:language>en-US</dc:language>
    <meta:editing-cycles>4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" meta:word-count="9" meta:character-count="57"/>
  </office:meta>
</office:document-meta>
</file>